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41cfb" officeooo:paragraph-rsid="00141cfb"/>
    </style:style>
    <style:style style:name="P2" style:family="paragraph" style:parent-style-name="Preformatted_20_Text">
      <style:text-properties officeooo:rsid="0014d95e" officeooo:paragraph-rsid="0014d95e"/>
    </style:style>
    <style:style style:name="P3" style:family="paragraph" style:parent-style-name="Preformatted_20_Text">
      <style:text-properties officeooo:rsid="00150473" officeooo:paragraph-rsid="00150473"/>
    </style:style>
    <style:style style:name="P4" style:family="paragraph" style:parent-style-name="Preformatted_20_Text">
      <style:text-properties officeooo:rsid="001912f8" officeooo:paragraph-rsid="001912f8"/>
    </style:style>
    <style:style style:name="T1" style:family="text">
      <style:text-properties officeooo:rsid="0014d95e"/>
    </style:style>
    <style:style style:name="T2" style:family="text">
      <style:text-properties officeooo:rsid="001504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1">Complier g++</text:p>
      <text:p text:style-name="P1">Approach:</text:p>
      <text:p text:style-name="P1"><text:tab/><text:span text:style-name="T2">Tried to make code as modular and robust as possible. Breaking down the larger problem into smaller tasks. Write some stuff about how we divided up tasks – eg Say you took the task of writing to the file and options, we split the command line arguments, I did the Game of life and the basic automaton.</text:span></text:p>
      <text:p text:style-name="P1"><text:tab/></text:p>
      <text:p text:style-name="P1"/>
      <text:p text:style-name="P1">Problems:</text:p>
      <text:p text:style-name="P1">First time programming in C++, syntax is different and caused problems</text:p>
      <text:p text:style-name="P1"/>
      <text:p text:style-name="P1">Array would go out of bounds <text:span text:style-name="T1">when at limits</text:span> – Fixed by adding conditions eg if item in array of n items is at position n-1 then the item to the right <text:span text:style-name="T1">that</text:span> it would be comparing to would be set to either 0 or whatever the first item of the array would be, depending on the users setting.</text:p>
      <text:p text:style-name="P1"/>
      <text:p text:style-name="P2">Initially had a simple menu system, but it felt uneasy and time consuming to use and would not allow the user many different options. Decided to add command line arguments instead. As this was the first time I had used command line arguments in a language other than bash, there was a few issues with input validation, however they should have been resolved.</text:p>
      <text:p text:style-name="P2"/>
      <text:p text:style-name="P2">Write some issues about how we had problems merging/understanding each others code and how we got past those problems – sitting down and explaining it etc</text:p>
      <text:p text:style-name="P2"/>
      <text:p text:style-name="P2">For the game of life we chose to implement it using objects, this was a challenge as we had never used c++ before so it took some reaserching etc to understand how to use them.</text:p>
      <text:p text:style-name="P2"/>
      <text:p text:style-name="P4">Maybe make up a problem or 2 if you dont have anything else to write about.</text:p>
      <text:p text:style-name="P4"/>
      <text:p text:style-name="P4">Solutions – How we resolved these tasks.</text:p>
      <text:p text:style-name="P2"/>
      <text:p text:style-name="P3"/>
      <text:p text:style-name="P2"/>
      <text:p text:style-name="P2"/>
      <text:p text:style-name="P2"/>
      <text:p text:style-name="P2"/>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7T14:23:35.243492840</dc:date>
    <meta:editing-duration>PT19M54S</meta:editing-duration>
    <meta:editing-cycles>7</meta:editing-cycles>
    <meta:generator>LibreOffice/5.1.6.2$Linux_X86_64 LibreOffice_project/10m0$Build-2</meta:generator>
    <meta:document-statistic meta:table-count="0" meta:image-count="0" meta:object-count="0" meta:page-count="1" meta:paragraph-count="12" meta:word-count="274" meta:character-count="1492" meta:non-whitespace-character-count="1223"/>
  </office:meta>
</office:document-meta>
</file>